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e4ad" officeooo:paragraph-rsid="0011e4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sou Jaquelin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20:21:57.404000000</dc:date>
    <meta:editing-duration>PT22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7.3.5.2$Windows_X86_64 LibreOffice_project/184fe81b8c8c30d8b5082578aee2fed2ea847c01</meta:generator>
  </office:meta>
</office:document-meta>
</file>